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 table:number-columns-repeated="2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2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TL Title" office:value-type="string">
            <text:p>PROVINCIE NOORDHOLLAND; <text:s/>VIJFDE GEDEELTE: INDEELING DER WERKELIJKE BEVOLKING NAAR DE KERKELIJKE GEZINDTEN</text:p>
          </table:table-cell>
          <table:table-cell table:style-name="TL Title" table:number-columns-repeated="33"/>
          <table:table-cell table:style-name="TL Title" table:number-columns-repeated="4"/>
          <table:table-cell table:style-name="ce4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Nederduit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Waalsch Hervorm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Leden der Nederduitsche Gereformeerde Ker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Nederland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Portugeesche Israëlieten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 een ander of tot geen kerkgenootschap of gezindte behoorende, of onbekend</text:p>
          </table:table-cell>
          <table:covered-table-cell table:style-name="ce1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3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3" table:number-columns-spanned="1" office:value-type="string">
            <text:p>Provincie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3" table:number-columns-spanned="1" office:value-type="string">
            <text:p>Tabel</text:p>
          </table:table-cell>
          <table:table-cell ns41:value-type="string" table:number-rows-spanned="4" table:style-name="ce33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7" table:number-columns-spanned="1" office:value-type="string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4"/>
          <table:covered-table-cell table:style-name="ce48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style-name="TL ColHeader" table:number-columns-repeated="13"/>
          <table:covered-table-cell table:style-name="TL ColHeader" table:number-columns-repeated="2"/>
          <table:covered-table-cell table:style-name="TL ColHeader" table:number-columns-repeated="12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4"/>
          <table:covered-table-cell table:style-name="ce48"/>
          <table:table-cell table:style-name="ce10" table:number-columns-repeated="985"/>
        </table:table-row>
        <table:table-row table:style-name="ro3">
          <table:covered-table-cell table:style-name="ce5"/>
          <table:table-cell table:style-name="ce1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4"/>
          <table:covered-table-cell table:style-name="ce49"/>
          <table:table-cell table:style-name="ce10" table:number-columns-repeated="985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75668" office:value-type="float">
            <text:p>75668</text:p>
          </table:table-cell>
          <table:table-cell ns41:value-type="float" table:style-name="TL Data" office:value="87691" office:value-type="float">
            <text:p>87691</text:p>
          </table:table-cell>
          <table:table-cell ns41:value-type="float" table:style-name="TL Data" office:value="1738" office:value-type="float">
            <text:p>1738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3595" office:value-type="float">
            <text:p>3595</text:p>
          </table:table-cell>
          <table:table-cell ns41:value-type="float" table:style-name="TL Data" office:value="4001" office:value-type="float">
            <text:p>4001</text:p>
          </table:table-cell>
          <table:table-cell ns41:value-type="float" table:style-name="TL Data" office:value="15200" office:value-type="float">
            <text:p>15200</text:p>
          </table:table-cell>
          <table:table-cell ns41:value-type="float" table:style-name="TL Data" office:value="15733" office:value-type="float">
            <text:p>15733</text:p>
          </table:table-cell>
          <table:table-cell ns41:value-type="float" table:style-name="TL Data" office:value="5144" office:value-type="float">
            <text:p>5144</text:p>
          </table:table-cell>
          <table:table-cell ns41:value-type="float" table:style-name="TL Data" office:value="6590" office:value-type="float">
            <text:p>6590</text:p>
          </table:table-cell>
          <table:table-cell ns41:value-type="float" table:style-name="TL Data" office:value="12900" office:value-type="float">
            <text:p>12900</text:p>
          </table:table-cell>
          <table:table-cell ns41:value-type="float" table:style-name="TL Data" office:value="14813" office:value-type="float">
            <text:p>14813</text:p>
          </table:table-cell>
          <table:table-cell ns41:value-type="float" table:style-name="TL Data" office:value="42655" office:value-type="float">
            <text:p>42655</text:p>
          </table:table-cell>
          <table:table-cell ns41:value-type="float" table:style-name="TL Data" office:value="48735" office:value-type="float">
            <text:p>4873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4139" office:value-type="float">
            <text:p>24139</text:p>
          </table:table-cell>
          <table:table-cell ns41:value-type="float" table:style-name="TL Data" office:value="25807" office:value-type="float">
            <text:p>25807</text:p>
          </table:table-cell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2376" office:value-type="float">
            <text:p>2376</text:p>
          </table:table-cell>
          <table:table-cell ns41:value-type="float" table:style-name="TL Data" office:value="5237" office:value-type="float">
            <text:p>5237</text:p>
          </table:table-cell>
          <table:table-cell ns41:value-type="float" table:style-name="TL Data" office:value="4257" office:value-type="float">
            <text:p>4257</text:p>
          </table:table-cell>
          <table:table-cell ns41:value-type="float" table:style-name="TL Data" office:value="191927" office:value-type="float">
            <text:p>191927</text:p>
          </table:table-cell>
          <table:table-cell ns41:value-type="float" table:style-name="TL Data" office:value="216134" office:value-type="float">
            <text:p>216134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6" office:value="11150" office:value-type="float">
            <text:p>11150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36" office:value-type="string">
            <text:p>NH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8_H5</text:p>
          </table:table-cell>
          <table:table-cell ns41:value-type="float" table:style-name="ce36" office:value="476" office:value-type="float">
            <text:p>476</text:p>
          </table:table-cell>
          <table:table-cell ns41:value-type="float" table:style-name="ce36" office:value="477" office:value-type="float">
            <text:p>477</text:p>
          </table:table-cell>
          <table:table-cell ns41:value-type="float" table:style-name="ce50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10060" office:value-type="float">
            <text:p>10060</text:p>
          </table:table-cell>
          <table:table-cell ns41:value-type="float" table:style-name="TL Data" office:value="11609" office:value-type="float">
            <text:p>1160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186" office:value-type="float">
            <text:p>1186</text:p>
          </table:table-cell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8928" office:value-type="float">
            <text:p>8928</text:p>
          </table:table-cell>
          <table:table-cell ns41:value-type="float" table:style-name="TL Data" office:value="10110" office:value-type="float">
            <text:p>101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23563" office:value-type="float">
            <text:p>23563</text:p>
          </table:table-cell>
          <table:table-cell ns41:value-type="float" table:style-name="TL Data" office:value="26937" office:value-type="float">
            <text:p>26937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7" office:value="10357" office:value-type="float">
            <text:p>10357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lder (Den)</text:p>
          </table:table-cell>
          <table:table-cell/>
          <table:table-cell ns41:value-type="float" table:style-name="TL Data" office:value="6171" office:value-type="float">
            <text:p>6171</text:p>
          </table:table-cell>
          <table:table-cell ns41:value-type="float" table:style-name="TL Data" office:value="6085" office:value-type="float">
            <text:p>608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432" office:value-type="float">
            <text:p>2432</text:p>
          </table:table-cell>
          <table:table-cell ns41:value-type="float" table:style-name="TL Data" office:value="2348" office:value-type="float">
            <text:p>234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1287" office:value-type="float">
            <text:p>11287</text:p>
          </table:table-cell>
          <table:table-cell ns41:value-type="float" table:style-name="TL Data" office:value="10934" office:value-type="float">
            <text:p>10934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7" office:value="10285" office:value-type="float">
            <text:p>10285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er-Amstel</text:p>
          </table:table-cell>
          <table:table-cell/>
          <table:table-cell ns41:value-type="float" table:style-name="TL Data" office:value="5238" office:value-type="float">
            <text:p>5238</text:p>
          </table:table-cell>
          <table:table-cell ns41:value-type="float" table:style-name="TL Data" office:value="5542" office:value-type="float">
            <text:p>55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978" office:value-type="float">
            <text:p>3978</text:p>
          </table:table-cell>
          <table:table-cell ns41:value-type="float" table:style-name="TL Data" office:value="3945" office:value-type="float">
            <text:p>394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2230" office:value-type="float">
            <text:p>12230</text:p>
          </table:table-cell>
          <table:table-cell ns41:value-type="float" table:style-name="TL Data" office:value="12673" office:value-type="float">
            <text:p>12673</text:p>
          </table:table-cell>
          <table:table-cell ns41:value-type="float" table:style-name="ce31" office:value="1249" office:value-type="float">
            <text:p>1249</text:p>
          </table:table-cell>
          <table:table-cell ns41:value-type="float" table:style-name="ce37" office:value="10799" office:value-type="float">
            <text:p>107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7137" office:value-type="float">
            <text:p>97137</text:p>
          </table:table-cell>
          <table:table-cell ns41:value-type="float" table:style-name="TL Data" office:value="110927" office:value-type="float">
            <text:p>110927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596" office:value-type="float">
            <text:p>1596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4497" office:value-type="float">
            <text:p>4497</text:p>
          </table:table-cell>
          <table:table-cell ns41:value-type="float" table:style-name="TL Data" office:value="5264" office:value-type="float">
            <text:p>5264</text:p>
          </table:table-cell>
          <table:table-cell ns41:value-type="float" table:style-name="TL Data" office:value="5828" office:value-type="float">
            <text:p>5828</text:p>
          </table:table-cell>
          <table:table-cell ns41:value-type="float" table:style-name="TL Data" office:value="16938" office:value-type="float">
            <text:p>16938</text:p>
          </table:table-cell>
          <table:table-cell ns41:value-type="float" table:style-name="TL Data" office:value="17607" office:value-type="float">
            <text:p>17607</text:p>
          </table:table-cell>
          <table:table-cell ns41:value-type="float" table:style-name="TL Data" office:value="5804" office:value-type="float">
            <text:p>5804</text:p>
          </table:table-cell>
          <table:table-cell ns41:value-type="float" table:style-name="TL Data" office:value="7257" office:value-type="float">
            <text:p>7257</text:p>
          </table:table-cell>
          <table:table-cell ns41:value-type="float" table:style-name="TL Data" office:value="14754" office:value-type="float">
            <text:p>14754</text:p>
          </table:table-cell>
          <table:table-cell ns41:value-type="float" table:style-name="TL Data" office:value="16661" office:value-type="float">
            <text:p>16661</text:p>
          </table:table-cell>
          <table:table-cell ns41:value-type="float" table:style-name="TL Data" office:value="57993" office:value-type="float">
            <text:p>57993</text:p>
          </table:table-cell>
          <table:table-cell ns41:value-type="float" table:style-name="TL Data" office:value="65138" office:value-type="float">
            <text:p>6513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24679" office:value-type="float">
            <text:p>24679</text:p>
          </table:table-cell>
          <table:table-cell ns41:value-type="float" table:style-name="TL Data" office:value="26388" office:value-type="float">
            <text:p>26388</text:p>
          </table:table-cell>
          <table:table-cell ns41:value-type="float" table:style-name="TL Data" office:value="2174" office:value-type="float">
            <text:p>2174</text:p>
          </table:table-cell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6707" office:value-type="float">
            <text:p>6707</text:p>
          </table:table-cell>
          <table:table-cell ns41:value-type="float" table:style-name="TL Data" office:value="5526" office:value-type="float">
            <text:p>5526</text:p>
          </table:table-cell>
          <table:table-cell ns41:value-type="float" table:style-name="TL Data" office:value="239007" office:value-type="float">
            <text:p>239007</text:p>
          </table:table-cell>
          <table:table-cell ns41:value-type="float" table:style-name="TL Data" office:value="266678" office:value-type="float">
            <text:p>266678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38" office:value-type="float">
            <text:p>2338</text:p>
          </table:table-cell>
          <table:table-cell ns41:value-type="float" table:style-name="TL Data" office:value="2148" office:value-type="float">
            <text:p>2148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7" office:value="11264" office:value-type="float">
            <text:p>112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8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ce31" office:value="359" office:value-type="float">
            <text:p>359</text:p>
          </table:table-cell>
          <table:table-cell ns41:value-type="float" table:style-name="ce37" office:value="10439" office:value-type="float">
            <text:p>1043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kersloot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7" office:value="10346" office:value-type="float">
            <text:p>1034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3322" office:value-type="float">
            <text:p>3322</text:p>
          </table:table-cell>
          <table:table-cell ns41:value-type="float" table:style-name="TL Data" office:value="3690" office:value-type="float">
            <text:p>36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096" office:value-type="float">
            <text:p>3096</text:p>
          </table:table-cell>
          <table:table-cell ns41:value-type="float" table:style-name="TL Data" office:value="3314" office:value-type="float">
            <text:p>33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7487" office:value-type="float">
            <text:p>7487</text:p>
          </table:table-cell>
          <table:table-cell ns41:value-type="float" table:style-name="TL Data" office:value="8220" office:value-type="float">
            <text:p>8220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7" office:value="10527" office:value-type="float">
            <text:p>1052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 table:number-columns-repeated="4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6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7" office:value="10822" office:value-type="float">
            <text:p>108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nkeve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ce31" office:value="1014" office:value-type="float">
            <text:p>1014</text:p>
          </table:table-cell>
          <table:table-cell ns41:value-type="float" table:style-name="ce37" office:value="10936" office:value-type="float">
            <text:p>109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nna Paulowna</text:p>
          </table:table-cell>
          <table:table-cell/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988" office:value-type="float">
            <text:p>98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6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79" office:value-type="float">
            <text:p>1479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7" office:value="10344" office:value-type="float">
            <text:p>1034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912" office:value-type="float">
            <text:p>912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769" office:value-type="float">
            <text:p>76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56" office:value-type="float">
            <text:p>1756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7" office:value="11373" office:value-type="float">
            <text:p>11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ce31" office:value="368" office:value-type="float">
            <text:p>368</text:p>
          </table:table-cell>
          <table:table-cell ns41:value-type="float" table:style-name="ce37" office:value="11147" office:value-type="float">
            <text:p>1114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016" office:value-type="float">
            <text:p>10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8" office:value-type="float">
            <text:p>1138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7" office:value="10973" office:value-type="float">
            <text:p>109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2375" office:value-type="float">
            <text:p>2375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7" office:value="10816" office:value-type="float">
            <text:p>1081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7" office:value="10536" office:value-type="float">
            <text:p>105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7" office:value="10734" office:value-type="float">
            <text:p>107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33" office:value-type="float">
            <text:p>33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44" office:value-type="float">
            <text:p>34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7" office:value="11424" office:value-type="float">
            <text:p>114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67" office:value-type="float">
            <text:p>66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173" office:value-type="float">
            <text:p>1173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7" office:value="10354" office:value-type="float">
            <text:p>1035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52" office:value-type="float">
            <text:p>75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71" office:value-type="float">
            <text:p>107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2118" office:value-type="float">
            <text:p>2118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7" office:value="10272" office:value-type="float">
            <text:p>102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4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8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31" office:value="376" office:value-type="float">
            <text:p>376</text:p>
          </table:table-cell>
          <table:table-cell ns41:value-type="float" table:style-name="ce37" office:value="10493" office:value-type="float">
            <text:p>1049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40" office:value-type="float">
            <text:p>2240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7" office:value="10850" office:value-type="float">
            <text:p>1085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lokker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92" office:value-type="float">
            <text:p>49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31" office:value="378" office:value-type="float">
            <text:p>378</text:p>
          </table:table-cell>
          <table:table-cell ns41:value-type="float" table:style-name="ce37" office:value="10804" office:value-type="float">
            <text:p>108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ovenkarspel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7" office:value="10945" office:value-type="float">
            <text:p>1094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roek in Wateland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728" office:value-type="float">
            <text:p>72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7" office:value="10289" office:value-type="float">
            <text:p>102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roek op Langedijk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ce31" office:value="1031" office:value-type="float">
            <text:p>1031</text:p>
          </table:table-cell>
          <table:table-cell ns41:value-type="float" table:style-name="ce37" office:value="10955" office:value-type="float">
            <text:p>1095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ce31" office:value="1034" office:value-type="float">
            <text:p>1034</text:p>
          </table:table-cell>
          <table:table-cell ns41:value-type="float" table:style-name="ce37" office:value="10961" office:value-type="float">
            <text:p>109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121" office:value-type="float">
            <text:p>11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09" office:value-type="float">
            <office:annotation draw:style-name="gr1" svg:height="1.959cm" draw:caption-point-y="1.73cm" svg:width="2.601cm" svg:x="55.395cm" draw:caption-point-x="-5.604cm" svg:y="15.684cm" draw:text-style-name="P1">
              <dc:creator>CDM</dc:creator>
              <dc:date>2014-12-12T00:00:00</dc:date>
              <text:p text:style-name="P1"><text:span text:style-name="T1">DFS 7:</text:span></text:p>
              <text:p text:style-name="P1"><text:span text:style-name="T2">1509</text:span></text:p>
            </office:annotation>
            <text:p>150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ce31" office:value="381" office:value-type="float">
            <text:p>381</text:p>
          </table:table-cell>
          <table:table-cell ns41:value-type="float" table:style-name="ce37" office:value="10281" office:value-type="float">
            <text:p>102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Callantsoog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ce31" office:value="382" office:value-type="float">
            <text:p>382</text:p>
          </table:table-cell>
          <table:table-cell ns41:value-type="float" table:style-name="ce37" office:value="10559" office:value-type="float">
            <text:p>1055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ce31" office:value="383" office:value-type="float">
            <text:p>383</text:p>
          </table:table-cell>
          <table:table-cell ns41:value-type="float" table:style-name="ce37" office:value="11287" office:value-type="float">
            <text:p>112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12" office:value-type="float">
            <text:p>512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7" office:value="11039" office:value-type="float">
            <text:p>1103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390" office:value-type="float">
            <text:p>139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12" office:value-type="float">
            <text:p>1512</text:p>
          </table:table-cell>
          <table:table-cell ns41:value-type="float" table:style-name="TL Data" office:value="1515" office:value-type="float">
            <text:p>15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27" table:style-name="TL Data" table:number-columns-repeated="2" office:value-type="float">
            <text:p>27</text:p>
          </table:table-cell>
          <table:table-cell ns41:value-type="float" table:style-name="TL Data" office:value="3135" office:value-type="float">
            <text:p>3135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ce31" office:value="1315" office:value-type="float">
            <text:p>1315</text:p>
          </table:table-cell>
          <table:table-cell ns41:value-type="float" table:style-name="ce37" office:value="10884" office:value-type="float">
            <text:p>108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6"/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ce31" office:value="386" office:value-type="float">
            <text:p>386</text:p>
          </table:table-cell>
          <table:table-cell ns41:value-type="float" table:style-name="ce37" office:value="10421" office:value-type="float">
            <text:p>104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gmond-Binnen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14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ce31" office:value="387" office:value-type="float">
            <text:p>387</text:p>
          </table:table-cell>
          <table:table-cell ns41:value-type="float" table:style-name="ce37" office:value="10989" office:value-type="float">
            <text:p>109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51" office:value="270075" office:value-type="float">
            <text:p>270075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61" office:value-type="float">
            <text:p>3061</text:p>
          </table:table-cell>
          <table:table-cell ns41:value-type="float" table:style-name="TL Data" office:value="3269" office:value-type="float">
            <text:p>3269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7" office:value="10729" office:value-type="float">
            <text:p>1072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7" office:value="10484" office:value-type="float">
            <text:p>1048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 Graveland</text:p>
          </table:table-cell>
          <table:table-cell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62" office:value-type="float">
            <text:p>5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7" office:value="10534" office:value-type="float">
            <text:p>105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865" office:value-type="float">
            <text:p>865</text:p>
          </table:table-cell>
          <table:table-cell table:style-name="TL Data" table:number-columns-repeated="8"/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ce31" office:value="391" office:value-type="float">
            <text:p>391</text:p>
          </table:table-cell>
          <table:table-cell ns41:value-type="float" table:style-name="ce37" office:value="11337" office:value-type="float">
            <text:p>1133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arlemmerlieden en Spaarnwoude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536" office:value-type="float">
            <text:p>536</text:p>
          </table:table-cell>
          <table:table-cell table:style-name="TL Data" table:number-columns-repeated="4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16" office:value-type="float">
            <text:p>716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7" office:value="10508" office:value-type="float">
            <text:p>105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4519" office:value-type="float">
            <text:p>4519</text:p>
          </table:table-cell>
          <table:table-cell ns41:value-type="float" table:style-name="TL Data" office:value="4182" office:value-type="float">
            <text:p>418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084" office:value-type="float">
            <text:p>2084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026" office:value-type="float">
            <text:p>8026</text:p>
          </table:table-cell>
          <table:table-cell ns41:value-type="float" table:style-name="TL Data" office:value="7271" office:value-type="float">
            <text:p>7271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7" office:value="11387" office:value-type="float">
            <text:p>1138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arenkarspel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50" office:value-type="float">
            <text:p>4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7" office:value="10963" office:value-type="float">
            <text:p>109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79" office:value-type="float">
            <text:p>779</text:p>
          </table:table-cell>
          <table:table-cell table:style-name="TL Data" table:number-columns-repeated="8"/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ce31" office:value="396" office:value-type="float">
            <text:p>396</text:p>
          </table:table-cell>
          <table:table-cell ns41:value-type="float" table:style-name="ce37" office:value="10679" office:value-type="float">
            <text:p>1067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334" office:value-type="float">
            <text:p>1334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7" office:value="11288" office:value-type="float">
            <text:p>1128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erhugowaard</text:p>
          </table:table-cell>
          <table:table-cell/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569" office:value-type="float">
            <text:p>569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692" office:value-type="float">
            <text:p>69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12" office:value-type="float">
            <text:p>1412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7" office:value="10752" office:value-type="float">
            <text:p>1075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85" office:value-type="float">
            <text:p>485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ce31" office:value="399" office:value-type="float">
            <text:p>399</text:p>
          </table:table-cell>
          <table:table-cell ns41:value-type="float" table:style-name="ce37" office:value="10793" office:value-type="float">
            <text:p>1079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emsbroek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8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ce31" office:value="401" office:value-type="float">
            <text:p>401</text:p>
          </table:table-cell>
          <table:table-cell ns41:value-type="float" table:style-name="ce37" office:value="10181" office:value-type="float">
            <text:p>101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2536" office:value-type="float">
            <text:p>2536</text:p>
          </table:table-cell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6" office:value-type="float">
            <text:p>76</text:p>
          </table:table-cell>
          <table:table-cell ns41:value-type="float" office:value="47" table:style-name="TL Data" table:number-columns-repeated="2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493" office:value-type="float">
            <text:p>2493</text:p>
          </table:table-cell>
          <table:table-cell ns41:value-type="float" table:style-name="TL Data" office:value="2699" office:value-type="float">
            <text:p>2699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95" office:value-type="float">
            <text:p>5995</text:p>
          </table:table-cell>
          <table:table-cell ns41:value-type="float" table:style-name="TL Data" office:value="6475" office:value-type="float">
            <text:p>6475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7" office:value="11285" office:value-type="float">
            <text:p>1128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ogkarspel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50" office:value-type="float">
            <text:p>35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ce31" office:value="403" office:value-type="float">
            <text:p>403</text:p>
          </table:table-cell>
          <table:table-cell ns41:value-type="float" table:style-name="ce37" office:value="10642" office:value-type="float">
            <text:p>1064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04" office:value-type="float">
            <text:p>604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7" office:value="11029" office:value-type="float">
            <text:p>1102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2850" office:value-type="float">
            <text:p>2850</text:p>
          </table:table-cell>
          <table:table-cell ns41:value-type="float" table:style-name="TL Data" office:value="2741" office:value-type="float">
            <text:p>27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5617" office:value-type="float">
            <text:p>5617</text:p>
          </table:table-cell>
          <table:table-cell ns41:value-type="float" table:style-name="TL Data" office:value="5416" office:value-type="float">
            <text:p>5416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7" office:value="11392" office:value-type="float">
            <text:p>1139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2063" office:value-type="float">
            <text:p>2063</text:p>
          </table:table-cell>
          <table:table-cell ns41:value-type="float" table:style-name="TL Data" office:value="2024" office:value-type="float">
            <text:p>202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7" office:value="11170" office:value-type="float">
            <text:p>111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63" office:value-type="float">
            <text:p>66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 table:number-columns-repeated="8"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ce31" office:value="407" office:value-type="float">
            <text:p>407</text:p>
          </table:table-cell>
          <table:table-cell ns41:value-type="float" table:style-name="ce37" office:value="10809" office:value-type="float">
            <text:p>1080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ce31" office:value="408" office:value-type="float">
            <text:p>408</text:p>
          </table:table-cell>
          <table:table-cell ns41:value-type="float" table:style-name="ce37" office:value="10481" office:value-type="float">
            <text:p>104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ce31" office:value="409" office:value-type="float">
            <text:p>409</text:p>
          </table:table-cell>
          <table:table-cell ns41:value-type="float" table:style-name="ce37" office:value="11136" office:value-type="float">
            <text:p>111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4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ce31" office:value="410" office:value-type="float">
            <text:p>410</text:p>
          </table:table-cell>
          <table:table-cell ns41:value-type="float" table:style-name="ce37" office:value="10510" office:value-type="float">
            <text:p>105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oog a d Zaan</text:p>
          </table:table-cell>
          <table:table-cell/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ce31" office:value="411" office:value-type="float">
            <text:p>411</text:p>
          </table:table-cell>
          <table:table-cell ns41:value-type="float" table:style-name="ce37" office:value="10776" office:value-type="float">
            <text:p>1077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ortenhoef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ce31" office:value="1097" office:value-type="float">
            <text:p>1097</text:p>
          </table:table-cell>
          <table:table-cell ns41:value-type="float" table:style-name="ce37" office:value="10467" office:value-type="float">
            <text:p>104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7" office:value="10373" office:value-type="float">
            <text:p>10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Kwadijk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6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7" office:value="10775" office:value-type="float">
            <text:p>107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41" office:value-type="float">
            <text:p>74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7" office:value="11225" office:value-type="float">
            <text:p>1122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996" office:value-type="float">
            <text:p>99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ce31" office:value="417" office:value-type="float">
            <text:p>417</text:p>
          </table:table-cell>
          <table:table-cell ns41:value-type="float" table:style-name="ce37" office:value="10649" office:value-type="float">
            <text:p>1064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7" office:value="11370" office:value-type="float">
            <text:p>113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 Maarten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88" office:value-type="float">
            <text:p>388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7" office:value="10740" office:value-type="float">
            <text:p>1074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23" office:value-type="float">
            <text:p>52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0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ce31" office:value="419" office:value-type="float">
            <text:p>419</text:p>
          </table:table-cell>
          <table:table-cell ns41:value-type="float" table:style-name="ce37" office:value="10901" office:value-type="float">
            <text:p>1090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edemblik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32" office:value-type="float">
            <text:p>63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7" office:value="11215" office:value-type="float">
            <text:p>112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iddelie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7" office:value="10452" office:value-type="float">
            <text:p>1045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7" office:value="10924" office:value-type="float">
            <text:p>109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onnikendam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62" office:value-type="float">
            <text:p>1362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7" office:value="10983" office:value-type="float">
            <text:p>1098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ce31" office:value="424" office:value-type="float">
            <text:p>424</text:p>
          </table:table-cell>
          <table:table-cell ns41:value-type="float" table:style-name="ce37" office:value="10958" office:value-type="float">
            <text:p>1095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60" office:value-type="float">
            <text:p>1660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7" office:value="10187" office:value-type="float">
            <text:p>101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ederhorst den Berg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7" office:value="10715" office:value-type="float">
            <text:p>107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bbixwoud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8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ce31" office:value="427" office:value-type="float">
            <text:p>427</text:p>
          </table:table-cell>
          <table:table-cell ns41:value-type="float" table:style-name="ce37" office:value="10091" office:value-type="float">
            <text:p>1009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ce31" office:value="1120" office:value-type="float">
            <text:p>1120</text:p>
          </table:table-cell>
          <table:table-cell ns41:value-type="float" table:style-name="ce37" office:value="10177" office:value-type="float">
            <text:p>101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ieuwe-Niedorp</text:p>
          </table:table-cell>
          <table:table-cell/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7" office:value="10073" office:value-type="float">
            <text:p>10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Noord-Scharwoude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93" table:style-name="TL Data" table:number-columns-repeated="2" office:value-type="float">
            <text:p>93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ce31" office:value="1124" office:value-type="float">
            <text:p>1124</text:p>
          </table:table-cell>
          <table:table-cell ns41:value-type="float" table:style-name="ce37" office:value="10075" office:value-type="float">
            <text:p>100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14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76" office:value-type="float">
            <text:p>376</text:p>
          </table:table-cell>
          <table:table-cell table:style-name="TL Data" table:number-columns-repeated="8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ce31" office:value="429" office:value-type="float">
            <text:p>429</text:p>
          </table:table-cell>
          <table:table-cell ns41:value-type="float" table:style-name="ce37" office:value="11338" office:value-type="float">
            <text:p>1133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ce31" office:value="430" office:value-type="float">
            <text:p>430</text:p>
          </table:table-cell>
          <table:table-cell ns41:value-type="float" table:style-name="ce37" office:value="11121" office:value-type="float">
            <text:p>111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226" office:value-type="float">
            <text:p>1226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7" office:value="11303" office:value-type="float">
            <text:p>1130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7" office:value="10609" office:value-type="float">
            <text:p>1060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51" office:value="270076" office:value-type="float">
            <text:p>270076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 table:number-columns-repeated="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7" office:value="10523" office:value-type="float">
            <text:p>105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terleek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18" office:value-type="float">
            <text:p>318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7" office:value="10133" office:value-type="float">
            <text:p>101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endijk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37" office:value="11090" office:value-type="float">
            <text:p>1109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e-Niedorp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26" office:value-type="float">
            <text:p>32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7" office:value="10896" office:value-type="float">
            <text:p>108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er-Amstel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77" office:value-type="float">
            <text:p>57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7" office:value="10998" office:value-type="float">
            <text:p>1099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karspel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ce31" office:value="1146" office:value-type="float">
            <text:p>1146</text:p>
          </table:table-cell>
          <table:table-cell ns41:value-type="float" table:style-name="ce37" office:value="11051" office:value-type="float">
            <text:p>1105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7" office:value="10363" office:value-type="float">
            <text:p>103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t Pancras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ce31" office:value="446" office:value-type="float">
            <text:p>446</text:p>
          </table:table-cell>
          <table:table-cell ns41:value-type="float" table:style-name="ce37" office:value="10513" office:value-type="float">
            <text:p>1051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31" office:value="1153" office:value-type="float">
            <text:p>1153</text:p>
          </table:table-cell>
          <table:table-cell ns41:value-type="float" table:style-name="ce37" office:value="11057" office:value-type="float">
            <text:p>1105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20" office:value-type="float">
            <text:p>8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37" office:value-type="float">
            <text:p>2637</text:p>
          </table:table-cell>
          <table:table-cell ns41:value-type="float" table:style-name="TL Data" office:value="2912" office:value-type="float">
            <text:p>2912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7" office:value="11066" office:value-type="float">
            <text:p>1106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739" office:value-type="float">
            <text:p>739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31" office:value="1157" office:value-type="float">
            <text:p>1157</text:p>
          </table:table-cell>
          <table:table-cell ns41:value-type="float" table:style-name="ce37" office:value="10789" office:value-type="float">
            <text:p>107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De Rijp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7" office:value="11417" office:value-type="float">
            <text:p>1141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achen</text:p>
          </table:table-cell>
          <table:table-cell/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012" office:value-type="float">
            <text:p>10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82" office:value-type="float">
            <text:p>48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7" office:value="10511" office:value-type="float">
            <text:p>105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illinkhout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78" office:value-type="float">
            <text:p>278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31" office:value="442" office:value-type="float">
            <text:p>442</text:p>
          </table:table-cell>
          <table:table-cell ns41:value-type="float" table:style-name="ce37" office:value="10772" office:value-type="float">
            <text:p>107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ermerhorn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53" office:value-type="float">
            <text:p>45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7" office:value="10308" office:value-type="float">
            <text:p>103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ce31" office:value="444" office:value-type="float">
            <text:p>444</text:p>
          </table:table-cell>
          <table:table-cell ns41:value-type="float" table:style-name="ce37" office:value="10627" office:value-type="float">
            <text:p>1062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choten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8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ce31" office:value="1173" office:value-type="float">
            <text:p>1173</text:p>
          </table:table-cell>
          <table:table-cell ns41:value-type="float" table:style-name="ce37" office:value="10382" office:value-type="float">
            <text:p>1038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2225" office:value-type="float">
            <text:p>2225</text:p>
          </table:table-cell>
          <table:table-cell ns41:value-type="float" table:style-name="TL Data" office:value="2078" office:value-type="float">
            <text:p>207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156" office:value-type="float">
            <text:p>115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33" office:value-type="float">
            <text:p>3733</text:p>
          </table:table-cell>
          <table:table-cell ns41:value-type="float" table:style-name="TL Data" office:value="3580" office:value-type="float">
            <text:p>3580</text:p>
          </table:table-cell>
          <table:table-cell ns41:value-type="float" table:style-name="ce31" office:value="1181" office:value-type="float">
            <text:p>1181</text:p>
          </table:table-cell>
          <table:table-cell ns41:value-type="float" table:style-name="ce37" office:value="10148" office:value-type="float">
            <text:p>10148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paarndam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6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ce31" office:value="1185" office:value-type="float">
            <text:p>1185</text:p>
          </table:table-cell>
          <table:table-cell ns41:value-type="float" table:style-name="ce37" office:value="10192" office:value-type="float">
            <text:p>1019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60" office:value-type="float">
            <text:p>560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ce31" office:value="1186" office:value-type="float">
            <text:p>1186</text:p>
          </table:table-cell>
          <table:table-cell ns41:value-type="float" table:style-name="ce37" office:value="10063" office:value-type="float">
            <text:p>100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7" office:value="11167" office:value-type="float">
            <text:p>111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1623" office:value-type="float">
            <text:p>1623</text:p>
          </table:table-cell>
          <table:table-cell ns41:value-type="float" table:style-name="TL Data" office:value="1711" office:value-type="float">
            <text:p>171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7" office:value="11210" office:value-type="float">
            <text:p>112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1652" office:value-type="float">
            <text:p>165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86" office:value-type="float">
            <text:p>48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36" office:value-type="float">
            <text:p>2936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ce31" office:value="448" office:value-type="float">
            <text:p>448</text:p>
          </table:table-cell>
          <table:table-cell ns41:value-type="float" table:style-name="ce37" office:value="10237" office:value-type="float">
            <text:p>1023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7" office:value="10371" office:value-type="float">
            <text:p>1037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7" office:value="11238" office:value-type="float">
            <text:p>1123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7" office:value="11206" office:value-type="float">
            <text:p>1120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4"/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ce31" office:value="184" office:value-type="float">
            <text:p>184</text:p>
          </table:table-cell>
          <table:table-cell ns41:value-type="float" table:style-name="ce37" office:value="10783" office:value-type="float">
            <text:p>1078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Ursem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7" office:value="10696" office:value-type="float">
            <text:p>106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75" office:value-type="float">
            <text:p>1475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407" office:value-type="float">
            <text:p>3407</text:p>
          </table:table-cell>
          <table:table-cell ns41:value-type="float" table:style-name="TL Data" office:value="3368" office:value-type="float">
            <text:p>3368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7" office:value="10620" office:value-type="float">
            <text:p>1062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79" office:value-type="float">
            <text:p>579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82" office:value-type="float">
            <text:p>382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7" office:value="10433" office:value-type="float">
            <text:p>104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43" office:value-type="float">
            <text:p>3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7" office:value="10211" office:value-type="float">
            <text:p>102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4" office:value-type="float">
            <text:p>244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ce31" office:value="455" office:value-type="float">
            <text:p>455</text:p>
          </table:table-cell>
          <table:table-cell ns41:value-type="float" table:style-name="ce37" office:value="11073" office:value-type="float">
            <text:p>11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7" office:value="10221" office:value-type="float">
            <text:p>102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atergraafsmeer</text:p>
          </table:table-cell>
          <table:table-cell/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66" office:value-type="float">
            <text:p>26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31" office:value="1219" office:value-type="float">
            <text:p>1219</text:p>
          </table:table-cell>
          <table:table-cell ns41:value-type="float" table:style-name="ce37" office:value="11122" office:value-type="float">
            <text:p>111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1469" office:value-type="float">
            <text:p>1469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616" office:value-type="float">
            <text:p>6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801" office:value-type="float">
            <text:p>2801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7" office:value="10773" office:value-type="float">
            <text:p>1077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esperkarspel</text:p>
          </table:table-cell>
          <table:table-cell/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98" office:value-type="float">
            <text:p>598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54" office:value-type="float">
            <text:p>45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ce31" office:value="1221" office:value-type="float">
            <text:p>1221</text:p>
          </table:table-cell>
          <table:table-cell ns41:value-type="float" table:style-name="ce37" office:value="10377" office:value-type="float">
            <text:p>103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890" office:value-type="float">
            <text:p>89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7" office:value="11270" office:value-type="float">
            <text:p>112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stwoud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7" office:value="11101" office:value-type="float">
            <text:p>1110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6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114" office:value-type="float">
            <text:p>1114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7" office:value="11381" office:value-type="float">
            <text:p>113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55" office:value-type="float">
            <text:p>95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4"/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314" office:value-type="float">
            <text:p>1314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7" office:value="11277" office:value-type="float">
            <text:p>112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3" office:value-type="float">
            <text:p>9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7" office:value="11164" office:value-type="float">
            <text:p>111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801" office:value-type="float">
            <text:p>80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ce31" office:value="465" office:value-type="float">
            <text:p>465</text:p>
          </table:table-cell>
          <table:table-cell ns41:value-type="float" table:style-name="ce37" office:value="10923" office:value-type="float">
            <text:p>109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3" office:value-type="float">
            <text:p>23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647" office:value-type="float">
            <text:p>647</text:p>
          </table:table-cell>
          <table:table-cell table:style-name="TL Data" table:number-columns-repeated="8"/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ce31" office:value="466" office:value-type="float">
            <text:p>466</text:p>
          </table:table-cell>
          <table:table-cell ns41:value-type="float" table:style-name="ce37" office:value="10818" office:value-type="float">
            <text:p>1081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515" office:value-type="float">
            <text:p>5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6" office:value-type="float">
            <text:p>206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7" office:value="10648" office:value-type="float">
            <text:p>1064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1461" office:value-type="float">
            <text:p>1461</text:p>
          </table:table-cell>
          <table:table-cell ns41:value-type="float" table:style-name="TL Data" office:value="1499" office:value-type="float">
            <text:p>149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2522" office:value-type="float">
            <text:p>2522</text:p>
          </table:table-cell>
          <table:table-cell ns41:value-type="float" table:style-name="ce31" office:value="468" office:value-type="float">
            <text:p>468</text:p>
          </table:table-cell>
          <table:table-cell ns41:value-type="float" table:style-name="ce37" office:value="10361" office:value-type="float">
            <text:p>103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51" office:value="270077" office:value-type="float">
            <text:p>270077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jdenes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58" office:value-type="float">
            <text:p>358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7" office:value="10631" office:value-type="float">
            <text:p>1063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27" table:style-name="TL Data" table:number-columns-repeated="2" office:value-type="float">
            <text:p>127</text:p>
          </table:table-cell>
          <table:table-cell table:style-name="TL Data" table:number-columns-repeated="8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ce31" office:value="470" office:value-type="float">
            <text:p>470</text:p>
          </table:table-cell>
          <table:table-cell ns41:value-type="float" table:style-name="ce37" office:value="10434" office:value-type="float">
            <text:p>104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Wijk aan Zee en Duin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ce31" office:value="1229" office:value-type="float">
            <text:p>1229</text:p>
          </table:table-cell>
          <table:table-cell ns41:value-type="float" table:style-name="ce37" office:value="11366" office:value-type="float">
            <text:p>1136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2836" office:value-type="float">
            <text:p>2836</text:p>
          </table:table-cell>
          <table:table-cell ns41:value-type="float" table:style-name="TL Data" office:value="2870" office:value-type="float">
            <text:p>287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53" table:style-name="TL Data" table:number-columns-repeated="2" office:value-type="float">
            <text:p>53</text:p>
          </table:table-cell>
          <table:table-cell table:style-name="TL Data" table:number-columns-repeated="2"/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7566" office:value-type="float">
            <text:p>7566</text:p>
          </table:table-cell>
          <table:table-cell ns41:value-type="float" table:style-name="TL Data" office:value="7716" office:value-type="float">
            <text:p>7716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7" office:value="11044" office:value-type="float">
            <text:p>1104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89" office:value-type="float">
            <text:p>789</text:p>
          </table:table-cell>
          <table:table-cell table:style-name="TL Data" table:number-columns-repeated="4"/>
          <table:table-cell ns41:value-type="float" office:value="21" table:style-name="TL Data" table:number-columns-repeated="2" office:value-type="float">
            <text:p>2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7" office:value="11404" office:value-type="float">
            <text:p>114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andtvoort</text:p>
          </table:table-cell>
          <table:table-cell/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31" office:value="473" office:value-type="float">
            <text:p>473</text:p>
          </table:table-cell>
          <table:table-cell ns41:value-type="float" table:style-name="ce37" office:value="10910" office:value-type="float">
            <text:p>109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uid en Noord-Schemer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20" office:value-type="float">
            <text:p>520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ce31" office:value="474" office:value-type="float">
            <text:p>474</text:p>
          </table:table-cell>
          <table:table-cell ns41:value-type="float" table:style-name="ce37" office:value="11311" office:value-type="float">
            <text:p>113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uid- Scharwoude</text:p>
          </table:table-cell>
          <table:table-cell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ce31" office:value="1238" office:value-type="float">
            <text:p>1238</text:p>
          </table:table-cell>
          <table:table-cell ns41:value-type="float" table:style-name="ce37" office:value="10159" office:value-type="float">
            <text:p>1015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71" office:value-type="float">
            <text:p>371</text:p>
          </table:table-cell>
          <table:table-cell table:style-name="TL Data" table:number-columns-repeated="8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7" office:value="10218" office:value-type="float">
            <text:p>1021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Zijpe (De)</text:p>
          </table:table-cell>
          <table:table-cell/>
          <table:table-cell ns41:value-type="float" table:style-name="TL Data" office:value="1583" office:value-type="float">
            <text:p>1583</text:p>
          </table:table-cell>
          <table:table-cell ns41:value-type="float" table:style-name="TL Data" office:value="1557" office:value-type="float">
            <text:p>15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504" office:value-type="float">
            <text:p>50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82" office:value-type="float">
            <text:p>2282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ce31" office:value="476" office:value-type="float">
            <text:p>476</text:p>
          </table:table-cell>
          <table:table-cell ns41:value-type="float" table:style-name="ce37" office:value="10004" office:value-type="float">
            <text:p>100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86054" office:value-type="float">
            <text:p>86054</text:p>
          </table:table-cell>
          <table:table-cell ns41:value-type="float" table:style-name="TL Data" office:value="87192" office:value-type="float">
            <text:p>8719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289" office:value-type="float">
            <text:p>5289</text:p>
          </table:table-cell>
          <table:table-cell ns41:value-type="float" table:style-name="TL Data" office:value="5539" office:value-type="float">
            <text:p>5539</text:p>
          </table:table-cell>
          <table:table-cell ns41:value-type="float" table:style-name="TL Data" office:value="6271" office:value-type="float">
            <text:p>6271</text:p>
          </table:table-cell>
          <table:table-cell ns41:value-type="float" table:style-name="TL Data" office:value="6268" office:value-type="float">
            <text:p>6268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1830" office:value-type="float">
            <text:p>1830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3483" office:value-type="float">
            <text:p>3483</text:p>
          </table:table-cell>
          <table:table-cell ns41:value-type="float" table:style-name="TL Data" office:value="3364" office:value-type="float">
            <text:p>3364</text:p>
          </table:table-cell>
          <table:table-cell ns41:value-type="float" table:style-name="TL Data" office:value="51318" office:value-type="float">
            <text:p>51318</text:p>
          </table:table-cell>
          <table:table-cell ns41:value-type="float" table:style-name="TL Data" office:value="51203" office:value-type="float">
            <text:p>51203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1293" office:value-type="float">
            <text:p>1293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TL Data" office:value="3553" office:value-type="float">
            <text:p>3553</text:p>
          </table:table-cell>
          <table:table-cell ns41:value-type="float" table:style-name="TL Data" office:value="161624" office:value-type="float">
            <text:p>161624</text:p>
          </table:table-cell>
          <table:table-cell ns41:value-type="float" table:style-name="TL Data" office:value="162180" office:value-type="float">
            <text:p>162180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51" office:value="270078" office:value-type="float">
            <text:p>270078</text:p>
          </table:table-cell>
          <table:table-cell table:number-columns-repeated="985"/>
        </table:table-row>
        <table:table-row table:style-name="ro3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183191" office:value-type="float">
            <text:p>183191</text:p>
          </table:table-cell>
          <table:table-cell ns41:value-type="float" table:style-name="TL Data" office:value="198119" office:value-type="float">
            <text:p>198119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2377" office:value-type="float">
            <text:p>2377</text:p>
          </table:table-cell>
          <table:table-cell ns41:value-type="float" table:style-name="TL Data" office:value="1536" office:value-type="float">
            <text:p>1536</text:p>
          </table:table-cell>
          <table:table-cell ns41:value-type="float" table:style-name="TL Data" office:value="1851" office:value-type="float">
            <text:p>1851</text:p>
          </table:table-cell>
          <table:table-cell ns41:value-type="float" table:style-name="TL Data" office:value="8889" office:value-type="float">
            <text:p>8889</text:p>
          </table:table-cell>
          <table:table-cell ns41:value-type="float" table:style-name="TL Data" office:value="10036" office:value-type="float">
            <text:p>10036</text:p>
          </table:table-cell>
          <table:table-cell ns41:value-type="float" table:style-name="TL Data" office:value="11535" office:value-type="float">
            <text:p>11535</text:p>
          </table:table-cell>
          <table:table-cell ns41:value-type="float" table:style-name="TL Data" office:value="12096" office:value-type="float">
            <text:p>12096</text:p>
          </table:table-cell>
          <table:table-cell ns41:value-type="float" table:style-name="TL Data" office:value="18813" office:value-type="float">
            <text:p>18813</text:p>
          </table:table-cell>
          <table:table-cell ns41:value-type="float" table:style-name="TL Data" office:value="19437" office:value-type="float">
            <text:p>19437</text:p>
          </table:table-cell>
          <table:table-cell ns41:value-type="float" table:style-name="TL Data" office:value="6458" office:value-type="float">
            <text:p>6458</text:p>
          </table:table-cell>
          <table:table-cell ns41:value-type="float" table:style-name="TL Data" office:value="7950" office:value-type="float">
            <text:p>7950</text:p>
          </table:table-cell>
          <table:table-cell ns41:value-type="float" table:style-name="TL Data" office:value="18237" office:value-type="float">
            <text:p>18237</text:p>
          </table:table-cell>
          <table:table-cell ns41:value-type="float" table:style-name="TL Data" office:value="20025" office:value-type="float">
            <text:p>20025</text:p>
          </table:table-cell>
          <table:table-cell ns41:value-type="float" table:style-name="TL Data" office:value="109311" office:value-type="float">
            <text:p>109311</text:p>
          </table:table-cell>
          <table:table-cell ns41:value-type="float" table:style-name="TL Data" office:value="116341" office:value-type="float">
            <text:p>116341</text:p>
          </table:table-cell>
          <table:table-cell ns41:value-type="float" table:style-name="TL Data" office:value="2012" office:value-type="float">
            <text:p>2012</text:p>
          </table:table-cell>
          <table:table-cell ns41:value-type="float" table:style-name="TL Data" office:value="1941" office:value-type="float">
            <text:p>1941</text:p>
          </table:table-cell>
          <table:table-cell ns41:value-type="float" table:style-name="TL Data" office:value="25460" office:value-type="float">
            <text:p>25460</text:p>
          </table:table-cell>
          <table:table-cell ns41:value-type="float" table:style-name="TL Data" office:value="27195" office:value-type="float">
            <text:p>27195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2411" office:value-type="float">
            <text:p>2411</text:p>
          </table:table-cell>
          <table:table-cell ns41:value-type="float" table:style-name="TL Data" office:value="10895" office:value-type="float">
            <text:p>10895</text:p>
          </table:table-cell>
          <table:table-cell ns41:value-type="float" table:style-name="TL Data" office:value="9079" office:value-type="float">
            <text:p>9079</text:p>
          </table:table-cell>
          <table:table-cell ns41:value-type="float" table:style-name="TL Data" office:value="400631" office:value-type="float">
            <text:p>400631</text:p>
          </table:table-cell>
          <table:table-cell ns41:value-type="float" table:style-name="TL Data" office:value="428858" office:value-type="float">
            <text:p>428858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N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8_H5</text:p>
          </table:table-cell>
          <table:table-cell ns41:value-type="float" table:style-name="ce38" office:value="482" office:value-type="float">
            <text:p>482</text:p>
          </table:table-cell>
          <table:table-cell ns41:value-type="float" table:style-name="ce38" office:value="483" office:value-type="float">
            <text:p>483</text:p>
          </table:table-cell>
          <table:table-cell ns41:value-type="float" table:style-name="ce52" office:value="270078" office:value-type="float">
            <text:p>270078</text:p>
          </table:table-cell>
          <table:table-cell table:number-columns-repeated="985"/>
        </table:table-row>
        <table:table-row table:style-name="ro5" table:number-rows-repeated="10484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Vijfde gedeelte_a">
        <table:table-column table:style-name="co1" table:default-cell-style-name="ce2"/>
        <table:table-column table:style-name="co12" table:default-cell-style-name="ce2"/>
        <table:table-column table:style-name="co13" table:default-cell-style-name="ce2" table:number-columns-repeated="38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2" table:number-columns-repeated="208"/>
        <table:table-column table:style-name="co11" table:default-cell-style-name="Default" table:number-columns-repeated="767"/>
        <table:table-row table:style-name="ro1">
          <table:table-cell ns41:value-type="string" table:number-rows-spanned="1" table:style-name="TL Title" table:number-columns-spanned="49" office:value-type="string">
            <text:p>PROVINCIE NOORDHOLLAND; <text:s/>VIJFDE GEDEELTE: INDEELING DER WERKELIJKE BEVOLKING NAAR DE KERKELIJKE GEZINDTEN</text:p>
          </table:table-cell>
          <table:covered-table-cell table:style-name="TL Title" table:number-columns-repeated="48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number-rows-spanned="4" table:style-name="TL RowProperty" table:number-columns-spanned="1" office:value-type="string">
            <text:p>GEMEENTEN <text:s text:c="4"/></text:p>
          </table:table-cell>
          <table:table-cell table:style-name="ce60"/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nglicaansch Episcopal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Leden der Schotsche gemeen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uitsch-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Protestan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arb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Bapt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ethodis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Hernhutters (Evangelische of Moravische Broedergemeente)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Unitariss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rie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Mormonen</text:p>
          </table:table-cell>
          <table:covered-table-cell table:style-name="ce62"/>
          <table:table-cell ns41:value-type="string" table:number-rows-spanned="3" table:style-name="TL ColHeader" table:number-columns-spanned="2" office:value-type="string">
            <text:p>Mahomed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een kerkgenootschap of gezind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Kerkgenootschap of gezindte onbeke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27" table:number-columns-spanned="1" office:value-type="string">
            <text:p>CBS nummer</text:p>
          </table:table-cell>
          <table:table-cell ns41:value-type="string" table:number-rows-spanned="4" table:style-name="ce33" table:number-columns-spanned="1" office:value-type="string">
            <text:p>Amsterdamse code</text:p>
          </table:table-cell>
          <table:table-cell ns41:value-type="string" table:number-rows-spanned="4" table:style-name="ce27" table:number-columns-spanned="1" office:value-type="string">
            <text:p>Grootteklasse</text:p>
          </table:table-cell>
          <table:table-cell ns41:value-type="string" table:number-rows-spanned="4" table:style-name="ce33" table:number-columns-spanned="1" office:value-type="string">
            <text:p>Provincie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3" table:number-columns-spanned="1" office:value-type="string">
            <text:p>Tabel</text:p>
          </table:table-cell>
          <table:table-cell ns41:value-type="string" table:number-rows-spanned="4" table:style-name="ce33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7" table:number-columns-spanned="1" office:value-type="string">
            <text:p>Image nummer</text:p>
          </table:table-cell>
          <table:table-cell table:style-name="ce60" table:number-columns-repeated="975"/>
        </table:table-row>
        <table:table-row table:style-name="ro6">
          <table:covered-table-cell table:style-name="ce54"/>
          <table:table-cell table:style-name="ce60"/>
          <table:covered-table-cell table:style-name="ce61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2"/>
          <table:covered-table-cell table:style-name="ce64" table:number-columns-repeated="2"/>
          <table:covered-table-cell table:style-name="ce66"/>
          <table:table-cell table:style-name="ce60" table:number-columns-repeated="975"/>
        </table:table-row>
        <table:table-row table:style-name="ro6">
          <table:covered-table-cell table:style-name="ce54"/>
          <table:table-cell table:style-name="ce60"/>
          <table:covered-table-cell table:style-name="ce61"/>
          <table:covered-table-cell table:style-name="TL ColHeader" table:number-columns-repeated="27"/>
          <table:covered-table-cell table:style-name="TL ColHeader" table:number-columns-repeated="2"/>
          <table:covered-table-cell table:style-name="TL ColHeader" table:number-columns-repeated="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style-name="ce43" table:number-columns-repeated="2"/>
          <table:covered-table-cell table:style-name="ce64" table:number-columns-repeated="2"/>
          <table:covered-table-cell table:style-name="ce66"/>
          <table:table-cell table:style-name="ce60" table:number-columns-repeated="975"/>
        </table:table-row>
        <table:table-row table:style-name="ro1">
          <table:covered-table-cell table:style-name="ce55"/>
          <table:table-cell table:style-name="ce60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style-name="ce44" table:number-columns-repeated="2"/>
          <table:covered-table-cell table:style-name="ce65" table:number-columns-repeated="2"/>
          <table:covered-table-cell table:style-name="ce67"/>
          <table:table-cell table:style-name="ce60" table:number-columns-repeated="975"/>
        </table:table-row>
        <table:table-row table:style-name="ro4">
          <table:table-cell table:number-columns-repeated="1024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31" office:value-type="float">
            <text:p>4131</text:p>
          </table:table-cell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5237" office:value-type="float">
            <text:p>5237</text:p>
          </table:table-cell>
          <table:table-cell ns41:value-type="float" table:style-name="TL Data" office:value="4257" office:value-type="float">
            <text:p>4257</text:p>
          </table:table-cell>
          <table:table-cell ns41:value-type="float" table:style-name="ce30" office:value="363" office:value-type="float">
            <text:p>363</text:p>
          </table:table-cell>
          <table:table-cell ns41:value-type="float" table:style-name="ce36" office:value="11150" office:value-type="float">
            <text:p>11150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36" office:value-type="string">
            <text:p>NH</text:p>
          </table:table-cell>
          <table:table-cell ns41:value-type="string" table:style-name="ce30" office:value-type="string">
            <text:p>VT_1889</text:p>
          </table:table-cell>
          <table:table-cell ns41:value-type="string" table:style-name="ce36" office:value-type="string">
            <text:p>08_H5</text:p>
          </table:table-cell>
          <table:table-cell ns41:value-type="float" table:style-name="ce36" office:value="484" office:value-type="float">
            <text:p>484</text:p>
          </table:table-cell>
          <table:table-cell ns41:value-type="float" table:style-name="ce36" office:value="485" office:value-type="float">
            <text:p>485</text:p>
          </table:table-cell>
          <table:table-cell ns41:value-type="float" table:style-name="ce50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31" office:value="392" office:value-type="float">
            <text:p>392</text:p>
          </table:table-cell>
          <table:table-cell ns41:value-type="float" table:style-name="ce37" office:value="10357" office:value-type="float">
            <text:p>10357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lder (Den)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ce31" office:value="400" office:value-type="float">
            <text:p>400</text:p>
          </table:table-cell>
          <table:table-cell ns41:value-type="float" table:style-name="ce37" office:value="10285" office:value-type="float">
            <text:p>10285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er-Amst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2" table:style-name="TL Data" table:number-columns-repeated="2" office:value-type="float">
            <text:p>3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31" office:value="1249" office:value-type="float">
            <text:p>1249</text:p>
          </table:table-cell>
          <table:table-cell ns41:value-type="float" table:style-name="ce37" office:value="10799" office:value-type="float">
            <text:p>10799</text:p>
          </table:table-cell>
          <table:table-cell ns41:value-type="float" table:style-name="ce37" office:value="2" office:value-type="float">
            <text:p>2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155" office:value-type="float">
            <text:p>5155</text:p>
          </table:table-cell>
          <table:table-cell ns41:value-type="float" table:style-name="TL Data" office:value="3662" office:value-type="float">
            <text:p>366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6707" office:value-type="float">
            <text:p>6707</text:p>
          </table:table-cell>
          <table:table-cell ns41:value-type="float" table:style-name="TL Data" office:value="5526" office:value-type="float">
            <text:p>5526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alsmeer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1" office:value="358" office:value-type="float">
            <text:p>358</text:p>
          </table:table-cell>
          <table:table-cell ns41:value-type="float" table:style-name="ce37" office:value="11264" office:value-type="float">
            <text:p>112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kersloot</text:p>
          </table:table-cell>
          <table:table-cell/>
          <table:table-cell table:style-name="TL Data"/>
          <table:table-cell table:style-name="TL Data" table:number-columns-repeated="3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ce31" office:value="360" office:value-type="float">
            <text:p>360</text:p>
          </table:table-cell>
          <table:table-cell ns41:value-type="float" table:style-name="ce37" office:value="10346" office:value-type="float">
            <text:p>1034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ce31" office:value="361" office:value-type="float">
            <text:p>361</text:p>
          </table:table-cell>
          <table:table-cell ns41:value-type="float" table:style-name="ce37" office:value="10527" office:value-type="float">
            <text:p>1052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ndij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ce31" office:value="364" office:value-type="float">
            <text:p>364</text:p>
          </table:table-cell>
          <table:table-cell ns41:value-type="float" table:style-name="ce37" office:value="10822" office:value-type="float">
            <text:p>108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nkeve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1" office:value="1014" office:value-type="float">
            <text:p>1014</text:p>
          </table:table-cell>
          <table:table-cell ns41:value-type="float" table:style-name="ce37" office:value="10936" office:value-type="float">
            <text:p>109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nna-Paulowna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37" office:value="10344" office:value-type="float">
            <text:p>1034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ssendelf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367" office:value-type="float">
            <text:p>367</text:p>
          </table:table-cell>
          <table:table-cell ns41:value-type="float" table:style-name="ce37" office:value="11373" office:value-type="float">
            <text:p>11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Avenhor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368" office:value-type="float">
            <text:p>368</text:p>
          </table:table-cell>
          <table:table-cell ns41:value-type="float" table:style-name="ce37" office:value="11147" office:value-type="float">
            <text:p>1114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arsingerhor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369" office:value-type="float">
            <text:p>369</text:p>
          </table:table-cell>
          <table:table-cell ns41:value-type="float" table:style-name="ce37" office:value="10973" office:value-type="float">
            <text:p>109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emst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370" office:value-type="float">
            <text:p>370</text:p>
          </table:table-cell>
          <table:table-cell ns41:value-type="float" table:style-name="ce37" office:value="10816" office:value-type="float">
            <text:p>1081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et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371" office:value-type="float">
            <text:p>371</text:p>
          </table:table-cell>
          <table:table-cell ns41:value-type="float" table:style-name="ce37" office:value="10536" office:value-type="float">
            <text:p>1053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372" office:value-type="float">
            <text:p>372</text:p>
          </table:table-cell>
          <table:table-cell ns41:value-type="float" table:style-name="ce37" office:value="10734" office:value-type="float">
            <text:p>107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rg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1" office:value="373" office:value-type="float">
            <text:p>373</text:p>
          </table:table-cell>
          <table:table-cell ns41:value-type="float" table:style-name="ce37" office:value="11424" office:value-type="float">
            <text:p>114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rkhout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6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374" office:value-type="float">
            <text:p>374</text:p>
          </table:table-cell>
          <table:table-cell ns41:value-type="float" table:style-name="ce37" office:value="10354" office:value-type="float">
            <text:p>1035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everwijk</text:p>
          </table:table-cell>
          <table:table-cell/>
          <table:table-cell table:style-name="TL Data"/>
          <table:table-cell table:style-name="TL Data" table:number-columns-repeated="7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375" office:value-type="float">
            <text:p>375</text:p>
          </table:table-cell>
          <table:table-cell ns41:value-type="float" table:style-name="ce37" office:value="10272" office:value-type="float">
            <text:p>102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loemendaa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377" office:value-type="float">
            <text:p>377</text:p>
          </table:table-cell>
          <table:table-cell ns41:value-type="float" table:style-name="ce37" office:value="10850" office:value-type="float">
            <text:p>1085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lokk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378" office:value-type="float">
            <text:p>378</text:p>
          </table:table-cell>
          <table:table-cell ns41:value-type="float" table:style-name="ce37" office:value="10804" office:value-type="float">
            <text:p>108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ovenkarspel</text:p>
          </table:table-cell>
          <table:table-cell/>
          <table:table-cell table:style-name="TL Data"/>
          <table:table-cell table:style-name="TL Data" table:number-columns-repeated="33"/>
          <table:table-cell ns41:value-type="float" office:value="6" table:style-name="TL Data" table:number-columns-repeated="3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1" office:value="379" office:value-type="float">
            <text:p>379</text:p>
          </table:table-cell>
          <table:table-cell ns41:value-type="float" table:style-name="ce37" office:value="10945" office:value-type="float">
            <text:p>1094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roek in Waterlan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7" office:value="10289" office:value-type="float">
            <text:p>102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roek op Langed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1031" office:value-type="float">
            <text:p>1031</text:p>
          </table:table-cell>
          <table:table-cell ns41:value-type="float" table:style-name="ce37" office:value="10955" office:value-type="float">
            <text:p>1095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uiksloot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1034" office:value-type="float">
            <text:p>1034</text:p>
          </table:table-cell>
          <table:table-cell ns41:value-type="float" table:style-name="ce37" office:value="10961" office:value-type="float">
            <text:p>109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Bussu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1" office:value="381" office:value-type="float">
            <text:p>381</text:p>
          </table:table-cell>
          <table:table-cell ns41:value-type="float" table:style-name="ce37" office:value="10281" office:value-type="float">
            <text:p>102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Castricu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383" office:value-type="float">
            <text:p>383</text:p>
          </table:table-cell>
          <table:table-cell ns41:value-type="float" table:style-name="ce37" office:value="11287" office:value-type="float">
            <text:p>112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Diem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384" office:value-type="float">
            <text:p>384</text:p>
          </table:table-cell>
          <table:table-cell ns41:value-type="float" table:style-name="ce37" office:value="11039" office:value-type="float">
            <text:p>1103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ce31" office:value="1315" office:value-type="float">
            <text:p>1315</text:p>
          </table:table-cell>
          <table:table-cell ns41:value-type="float" table:style-name="ce37" office:value="10884" office:value-type="float">
            <text:p>1088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31" office:value="388" office:value-type="float">
            <text:p>388</text:p>
          </table:table-cell>
          <table:table-cell ns41:value-type="float" table:style-name="ce37" office:value="10729" office:value-type="float">
            <text:p>10729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Graf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389" office:value-type="float">
            <text:p>389</text:p>
          </table:table-cell>
          <table:table-cell ns41:value-type="float" table:style-name="ce37" office:value="10484" office:value-type="float">
            <text:p>1048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 Gravelan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390" office:value-type="float">
            <text:p>390</text:p>
          </table:table-cell>
          <table:table-cell ns41:value-type="float" table:style-name="ce37" office:value="10534" office:value-type="float">
            <text:p>1053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arlemmerliede en Spaarnwoud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393" office:value-type="float">
            <text:p>393</text:p>
          </table:table-cell>
          <table:table-cell ns41:value-type="float" table:style-name="ce37" office:value="10508" office:value-type="float">
            <text:p>105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ce31" office:value="394" office:value-type="float">
            <text:p>394</text:p>
          </table:table-cell>
          <table:table-cell ns41:value-type="float" table:style-name="ce37" office:value="11387" office:value-type="float">
            <text:p>1138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5" office:value-type="float">
            <text:p>485</text:p>
          </table:table-cell>
          <table:table-cell ns41:value-type="float" table:style-name="ce51" office:value="270079" office:value-type="float">
            <text:p>270079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arenkarspe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395" office:value-type="float">
            <text:p>395</text:p>
          </table:table-cell>
          <table:table-cell ns41:value-type="float" table:style-name="ce37" office:value="10963" office:value-type="float">
            <text:p>109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emstede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1" office:value="397" office:value-type="float">
            <text:p>397</text:p>
          </table:table-cell>
          <table:table-cell ns41:value-type="float" table:style-name="ce37" office:value="11288" office:value-type="float">
            <text:p>1128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erhugowaar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398" office:value-type="float">
            <text:p>398</text:p>
          </table:table-cell>
          <table:table-cell ns41:value-type="float" table:style-name="ce37" office:value="10752" office:value-type="float">
            <text:p>1075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eilo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399" office:value-type="float">
            <text:p>399</text:p>
          </table:table-cell>
          <table:table-cell ns41:value-type="float" table:style-name="ce37" office:value="10793" office:value-type="float">
            <text:p>1079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ilversu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ce31" office:value="402" office:value-type="float">
            <text:p>402</text:p>
          </table:table-cell>
          <table:table-cell ns41:value-type="float" table:style-name="ce37" office:value="11285" office:value-type="float">
            <text:p>11285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oogwou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1" office:value="404" office:value-type="float">
            <text:p>404</text:p>
          </table:table-cell>
          <table:table-cell ns41:value-type="float" table:style-name="ce37" office:value="11029" office:value-type="float">
            <text:p>1102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ce31" office:value="405" office:value-type="float">
            <text:p>405</text:p>
          </table:table-cell>
          <table:table-cell ns41:value-type="float" table:style-name="ce37" office:value="11392" office:value-type="float">
            <text:p>11392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Huiz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1" office:value="406" office:value-type="float">
            <text:p>406</text:p>
          </table:table-cell>
          <table:table-cell ns41:value-type="float" table:style-name="ce37" office:value="11170" office:value-type="float">
            <text:p>111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Jisp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1" office:value="408" office:value-type="float">
            <text:p>408</text:p>
          </table:table-cell>
          <table:table-cell ns41:value-type="float" table:style-name="ce37" office:value="10481" office:value-type="float">
            <text:p>104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oed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410" office:value-type="float">
            <text:p>410</text:p>
          </table:table-cell>
          <table:table-cell ns41:value-type="float" table:style-name="ce37" office:value="10510" office:value-type="float">
            <text:p>105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oog aan de Zaa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1" office:value="411" office:value-type="float">
            <text:p>411</text:p>
          </table:table-cell>
          <table:table-cell ns41:value-type="float" table:style-name="ce37" office:value="10776" office:value-type="float">
            <text:p>1077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ortenhoef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1" office:value="1097" office:value-type="float">
            <text:p>1097</text:p>
          </table:table-cell>
          <table:table-cell ns41:value-type="float" table:style-name="ce37" office:value="10467" office:value-type="float">
            <text:p>104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rommeni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ce31" office:value="413" office:value-type="float">
            <text:p>413</text:p>
          </table:table-cell>
          <table:table-cell ns41:value-type="float" table:style-name="ce37" office:value="10373" office:value-type="float">
            <text:p>103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Kwad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414" office:value-type="float">
            <text:p>414</text:p>
          </table:table-cell>
          <table:table-cell ns41:value-type="float" table:style-name="ce37" office:value="10775" office:value-type="float">
            <text:p>107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andsme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15" office:value-type="float">
            <text:p>415</text:p>
          </table:table-cell>
          <table:table-cell ns41:value-type="float" table:style-name="ce37" office:value="11225" office:value-type="float">
            <text:p>1122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ar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1" office:value="417" office:value-type="float">
            <text:p>417</text:p>
          </table:table-cell>
          <table:table-cell ns41:value-type="float" table:style-name="ce37" office:value="10649" office:value-type="float">
            <text:p>1064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Limmen</text:p>
          </table:table-cell>
          <table:table-cell/>
          <table:table-cell table:style-name="TL Data"/>
          <table:table-cell table:style-name="TL Data" table:number-columns-repeated="3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1" office:value="418" office:value-type="float">
            <text:p>418</text:p>
          </table:table-cell>
          <table:table-cell ns41:value-type="float" table:style-name="ce37" office:value="11370" office:value-type="float">
            <text:p>113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t. Maarten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ce31" office:value="445" office:value-type="float">
            <text:p>445</text:p>
          </table:table-cell>
          <table:table-cell ns41:value-type="float" table:style-name="ce37" office:value="10740" office:value-type="float">
            <text:p>1074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edembli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420" office:value-type="float">
            <text:p>420</text:p>
          </table:table-cell>
          <table:table-cell ns41:value-type="float" table:style-name="ce37" office:value="11215" office:value-type="float">
            <text:p>112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idwoud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22" office:value-type="float">
            <text:p>422</text:p>
          </table:table-cell>
          <table:table-cell ns41:value-type="float" table:style-name="ce37" office:value="10924" office:value-type="float">
            <text:p>1092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Monnikenda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423" office:value-type="float">
            <text:p>423</text:p>
          </table:table-cell>
          <table:table-cell ns41:value-type="float" table:style-name="ce37" office:value="10983" office:value-type="float">
            <text:p>1098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aard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1" office:value="425" office:value-type="float">
            <text:p>425</text:p>
          </table:table-cell>
          <table:table-cell ns41:value-type="float" table:style-name="ce37" office:value="10187" office:value-type="float">
            <text:p>1018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ederhorst den Berg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1" office:value="426" office:value-type="float">
            <text:p>426</text:p>
          </table:table-cell>
          <table:table-cell ns41:value-type="float" table:style-name="ce37" office:value="10715" office:value-type="float">
            <text:p>1071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enda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1120" office:value-type="float">
            <text:p>1120</text:p>
          </table:table-cell>
          <table:table-cell ns41:value-type="float" table:style-name="ce37" office:value="10177" office:value-type="float">
            <text:p>101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ieuwe-Niedorp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ce31" office:value="428" office:value-type="float">
            <text:p>428</text:p>
          </table:table-cell>
          <table:table-cell ns41:value-type="float" table:style-name="ce37" office:value="10073" office:value-type="float">
            <text:p>10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Noord-Scharwou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1124" office:value-type="float">
            <text:p>1124</text:p>
          </table:table-cell>
          <table:table-cell ns41:value-type="float" table:style-name="ce37" office:value="10075" office:value-type="float">
            <text:p>10075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osthuiz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1" office:value="430" office:value-type="float">
            <text:p>430</text:p>
          </table:table-cell>
          <table:table-cell ns41:value-type="float" table:style-name="ce37" office:value="11121" office:value-type="float">
            <text:p>111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ostzaa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ce31" office:value="431" office:value-type="float">
            <text:p>431</text:p>
          </table:table-cell>
          <table:table-cell ns41:value-type="float" table:style-name="ce37" office:value="11303" office:value-type="float">
            <text:p>1130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pme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32" office:value-type="float">
            <text:p>432</text:p>
          </table:table-cell>
          <table:table-cell ns41:value-type="float" table:style-name="ce37" office:value="10609" office:value-type="float">
            <text:p>1060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pperdoes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433" office:value-type="float">
            <text:p>433</text:p>
          </table:table-cell>
          <table:table-cell ns41:value-type="float" table:style-name="ce37" office:value="10523" office:value-type="float">
            <text:p>105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terlee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434" office:value-type="float">
            <text:p>434</text:p>
          </table:table-cell>
          <table:table-cell ns41:value-type="float" table:style-name="ce37" office:value="10133" office:value-type="float">
            <text:p>101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endijk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35" office:value-type="float">
            <text:p>435</text:p>
          </table:table-cell>
          <table:table-cell ns41:value-type="float" table:style-name="ce37" office:value="11090" office:value-type="float">
            <text:p>1109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e-Niedorp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36" office:value-type="float">
            <text:p>436</text:p>
          </table:table-cell>
          <table:table-cell ns41:value-type="float" table:style-name="ce37" office:value="10896" office:value-type="float">
            <text:p>108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er-Amstel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437" office:value-type="float">
            <text:p>437</text:p>
          </table:table-cell>
          <table:table-cell ns41:value-type="float" table:style-name="ce37" office:value="10998" office:value-type="float">
            <text:p>1099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karspe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1" office:value="1146" office:value-type="float">
            <text:p>1146</text:p>
          </table:table-cell>
          <table:table-cell ns41:value-type="float" table:style-name="ce37" office:value="11051" office:value-type="float">
            <text:p>1105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Oudorp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1" office:value="438" office:value-type="float">
            <text:p>438</text:p>
          </table:table-cell>
          <table:table-cell ns41:value-type="float" table:style-name="ce37" office:value="10363" office:value-type="float">
            <text:p>103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t. Pancra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ce31" office:value="446" office:value-type="float">
            <text:p>446</text:p>
          </table:table-cell>
          <table:table-cell ns41:value-type="float" table:style-name="ce37" office:value="10513" office:value-type="float">
            <text:p>1051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Pett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1" office:value="1153" office:value-type="float">
            <text:p>1153</text:p>
          </table:table-cell>
          <table:table-cell ns41:value-type="float" table:style-name="ce37" office:value="11057" office:value-type="float">
            <text:p>1105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Purmeren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ce31" office:value="439" office:value-type="float">
            <text:p>439</text:p>
          </table:table-cell>
          <table:table-cell ns41:value-type="float" table:style-name="ce37" office:value="11066" office:value-type="float">
            <text:p>11066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ansdorp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1" office:value="1157" office:value-type="float">
            <text:p>1157</text:p>
          </table:table-cell>
          <table:table-cell ns41:value-type="float" table:style-name="ce37" office:value="10789" office:value-type="float">
            <text:p>1078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Rijp (De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440" office:value-type="float">
            <text:p>440</text:p>
          </table:table-cell>
          <table:table-cell ns41:value-type="float" table:style-name="ce37" office:value="11417" office:value-type="float">
            <text:p>1141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ag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7" office:value="10511" office:value-type="float">
            <text:p>105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ellinkhou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442" office:value-type="float">
            <text:p>442</text:p>
          </table:table-cell>
          <table:table-cell ns41:value-type="float" table:style-name="ce37" office:value="10772" office:value-type="float">
            <text:p>1077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ermerhor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1" office:value="443" office:value-type="float">
            <text:p>443</text:p>
          </table:table-cell>
          <table:table-cell ns41:value-type="float" table:style-name="ce37" office:value="10308" office:value-type="float">
            <text:p>1030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choorl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44" office:value-type="float">
            <text:p>444</text:p>
          </table:table-cell>
          <table:table-cell ns41:value-type="float" table:style-name="ce37" office:value="10627" office:value-type="float">
            <text:p>1062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51" office:value="270080" office:value-type="float">
            <text:p>270080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ce31" office:value="1181" office:value-type="float">
            <text:p>1181</text:p>
          </table:table-cell>
          <table:table-cell ns41:value-type="float" table:style-name="ce37" office:value="10148" office:value-type="float">
            <text:p>10148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paarndam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17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1" office:value="1185" office:value-type="float">
            <text:p>1185</text:p>
          </table:table-cell>
          <table:table-cell ns41:value-type="float" table:style-name="ce37" office:value="10192" office:value-type="float">
            <text:p>1019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panbroek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1" office:value="1186" office:value-type="float">
            <text:p>1186</text:p>
          </table:table-cell>
          <table:table-cell ns41:value-type="float" table:style-name="ce37" office:value="10063" office:value-type="float">
            <text:p>1006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Sijbekarspel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7" office:value="11167" office:value-type="float">
            <text:p>1116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erschelling</text:p>
          </table:table-cell>
          <table:table-cell/>
          <table:table-cell table:style-name="TL Data"/>
          <table:table-cell table:style-name="TL Data" table:number-columns-repeated="1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7" office:value="11210" office:value-type="float">
            <text:p>112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exe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1" office:value="448" office:value-type="float">
            <text:p>448</text:p>
          </table:table-cell>
          <table:table-cell ns41:value-type="float" table:style-name="ce37" office:value="10237" office:value-type="float">
            <text:p>10237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wisk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1" office:value="449" office:value-type="float">
            <text:p>449</text:p>
          </table:table-cell>
          <table:table-cell ns41:value-type="float" table:style-name="ce37" office:value="10371" office:value-type="float">
            <text:p>1037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Uitgees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7" office:value="11238" office:value-type="float">
            <text:p>1123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Uithoor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1" office:value="451" office:value-type="float">
            <text:p>451</text:p>
          </table:table-cell>
          <table:table-cell ns41:value-type="float" table:style-name="ce37" office:value="11206" office:value-type="float">
            <text:p>1120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Ursem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1" office:value="452" office:value-type="float">
            <text:p>452</text:p>
          </table:table-cell>
          <table:table-cell ns41:value-type="float" table:style-name="ce37" office:value="10696" office:value-type="float">
            <text:p>1069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elz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7" office:value="10620" office:value-type="float">
            <text:p>10620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enhuizen</text:p>
          </table:table-cell>
          <table:table-cell/>
          <table:table-cell table:style-name="TL Data"/>
          <table:table-cell table:style-name="TL Data" table:number-columns-repeated="31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54" office:value-type="float">
            <text:p>454</text:p>
          </table:table-cell>
          <table:table-cell ns41:value-type="float" table:style-name="ce37" office:value="10433" office:value-type="float">
            <text:p>1043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Vlielan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7" office:value="10211" office:value-type="float">
            <text:p>102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rd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455" office:value-type="float">
            <text:p>455</text:p>
          </table:table-cell>
          <table:table-cell ns41:value-type="float" table:style-name="ce37" office:value="11073" office:value-type="float">
            <text:p>1107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rmenhuiz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456" office:value-type="float">
            <text:p>456</text:p>
          </table:table-cell>
          <table:table-cell ns41:value-type="float" table:style-name="ce37" office:value="10221" office:value-type="float">
            <text:p>1022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atergraafsmeer</text:p>
          </table:table-cell>
          <table:table-cell/>
          <table:table-cell table:style-name="TL Data"/>
          <table:table-cell table:style-name="TL Data" table:number-columns-repeated="7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ce31" office:value="1219" office:value-type="float">
            <text:p>1219</text:p>
          </table:table-cell>
          <table:table-cell ns41:value-type="float" table:style-name="ce37" office:value="11122" office:value-type="float">
            <text:p>11122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ce31" office:value="457" office:value-type="float">
            <text:p>457</text:p>
          </table:table-cell>
          <table:table-cell ns41:value-type="float" table:style-name="ce37" office:value="10773" office:value-type="float">
            <text:p>10773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eesperkarspe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1221" office:value-type="float">
            <text:p>1221</text:p>
          </table:table-cell>
          <table:table-cell ns41:value-type="float" table:style-name="ce37" office:value="10377" office:value-type="float">
            <text:p>103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ervershoof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1" office:value="459" office:value-type="float">
            <text:p>459</text:p>
          </table:table-cell>
          <table:table-cell ns41:value-type="float" table:style-name="ce37" office:value="11270" office:value-type="float">
            <text:p>1127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estwoud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1" office:value="460" office:value-type="float">
            <text:p>460</text:p>
          </table:table-cell>
          <table:table-cell ns41:value-type="float" table:style-name="ce37" office:value="11101" office:value-type="float">
            <text:p>1110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estzaa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ce31" office:value="461" office:value-type="float">
            <text:p>461</text:p>
          </table:table-cell>
          <table:table-cell ns41:value-type="float" table:style-name="ce37" office:value="11381" office:value-type="float">
            <text:p>1138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eringe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1" office:value="462" office:value-type="float">
            <text:p>462</text:p>
          </table:table-cell>
          <table:table-cell ns41:value-type="float" table:style-name="ce37" office:value="11277" office:value-type="float">
            <text:p>11277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eringerwaar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ce31" office:value="464" office:value-type="float">
            <text:p>464</text:p>
          </table:table-cell>
          <table:table-cell ns41:value-type="float" table:style-name="ce37" office:value="11164" office:value-type="float">
            <text:p>1116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nkel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1" office:value="465" office:value-type="float">
            <text:p>465</text:p>
          </table:table-cell>
          <table:table-cell ns41:value-type="float" table:style-name="ce37" office:value="10923" office:value-type="float">
            <text:p>10923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ormer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ce31" office:value="467" office:value-type="float">
            <text:p>467</text:p>
          </table:table-cell>
          <table:table-cell ns41:value-type="float" table:style-name="ce37" office:value="10648" office:value-type="float">
            <text:p>10648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ormerveer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ce31" office:value="468" office:value-type="float">
            <text:p>468</text:p>
          </table:table-cell>
          <table:table-cell ns41:value-type="float" table:style-name="ce37" office:value="10361" office:value-type="float">
            <text:p>1036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jdenes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7" office:value="10631" office:value-type="float">
            <text:p>1063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Wijk aan Zee en Duin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1" office:value="1229" office:value-type="float">
            <text:p>1229</text:p>
          </table:table-cell>
          <table:table-cell ns41:value-type="float" table:style-name="ce37" office:value="11366" office:value-type="float">
            <text:p>11366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21" office:value-type="float">
            <text:p>1721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ce31" office:value="471" office:value-type="float">
            <text:p>471</text:p>
          </table:table-cell>
          <table:table-cell ns41:value-type="float" table:style-name="ce37" office:value="11044" office:value-type="float">
            <text:p>11044</text:p>
          </table:table-cell>
          <table:table-cell ns41:value-type="float" table:style-name="ce37" office:value="3" office:value-type="float">
            <text:p>3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aandijk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ce31" office:value="472" office:value-type="float">
            <text:p>472</text:p>
          </table:table-cell>
          <table:table-cell ns41:value-type="float" table:style-name="ce37" office:value="11404" office:value-type="float">
            <text:p>114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andvoort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ce31" office:value="473" office:value-type="float">
            <text:p>473</text:p>
          </table:table-cell>
          <table:table-cell ns41:value-type="float" table:style-name="ce37" office:value="10910" office:value-type="float">
            <text:p>10910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uid- en Noord-Schermer</text:p>
          </table:table-cell>
          <table:table-cell/>
          <table:table-cell table:style-name="TL Data"/>
          <table:table-cell table:style-name="TL Data" table:number-columns-repeated="3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ce31" office:value="474" office:value-type="float">
            <text:p>474</text:p>
          </table:table-cell>
          <table:table-cell ns41:value-type="float" table:style-name="ce37" office:value="11311" office:value-type="float">
            <text:p>11311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uid-Scharwoude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1" office:value="1238" office:value-type="float">
            <text:p>1238</text:p>
          </table:table-cell>
          <table:table-cell ns41:value-type="float" table:style-name="ce37" office:value="10159" office:value-type="float">
            <text:p>10159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Zijpe (De)</text:p>
          </table:table-cell>
          <table:table-cell/>
          <table:table-cell table:style-name="TL Data"/>
          <table:table-cell table:style-name="TL Data" table:number-columns-repeated="31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1" office:value="476" office:value-type="float">
            <text:p>476</text:p>
          </table:table-cell>
          <table:table-cell ns41:value-type="float" table:style-name="ce37" office:value="10004" office:value-type="float">
            <text:p>10004</text:p>
          </table:table-cell>
          <table:table-cell ns41:value-type="float" table:style-name="ce37" office:value="4" office:value-type="float">
            <text:p>4</text:p>
          </table:table-cell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5">
          <table:table-cell ns41:value-type="string" table:style-name="TL RowHeader" office:value-type="string">
            <text:p>ToTaal der overige gemeen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3746" office:value-type="float">
            <text:p>3746</text:p>
          </table:table-cell>
          <table:table-cell ns41:value-type="float" table:style-name="TL Data" office:value="3077" office:value-type="float">
            <text:p>307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188" office:value-type="float">
            <text:p>4188</text:p>
          </table:table-cell>
          <table:table-cell ns41:value-type="float" table:style-name="TL Data" office:value="3553" office:value-type="float">
            <text:p>3553</text:p>
          </table:table-cell>
          <table:table-cell table:style-name="ce31"/>
          <table:table-cell table:style-name="ce37" table:number-columns-repeated="2"/>
          <table:table-cell ns41:value-type="string" table:style-name="ce37" office:value-type="string">
            <text:p>NH</text:p>
          </table:table-cell>
          <table:table-cell ns41:value-type="string" table:style-name="ce31" office:value-type="string">
            <text:p>VT_1889</text:p>
          </table:table-cell>
          <table:table-cell ns41:value-type="string" table:style-name="ce37" office:value-type="string">
            <text:p>08_H5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51" office:value="270081" office:value-type="float">
            <text:p>270081</text:p>
          </table:table-cell>
          <table:table-cell table:number-columns-repeated="975"/>
        </table:table-row>
        <table:table-row table:style-name="ro3">
          <table:table-cell ns41:value-type="string" table:style-name="TL RowHeader" office:value-type="string">
            <text:p>Totaal der Provincie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01" office:value-type="float">
            <text:p>8901</text:p>
          </table:table-cell>
          <table:table-cell ns41:value-type="float" table:style-name="TL Data" office:value="6739" office:value-type="float">
            <text:p>6739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0895" office:value-type="float">
            <text:p>10895</text:p>
          </table:table-cell>
          <table:table-cell ns41:value-type="float" table:style-name="TL Data" office:value="9079" office:value-type="float">
            <text:p>9079</text:p>
          </table:table-cell>
          <table:table-cell table:style-name="ce32"/>
          <table:table-cell table:style-name="ce38" table:number-columns-repeated="2"/>
          <table:table-cell ns41:value-type="string" table:style-name="ce38" office:value-type="string">
            <text:p>NH</text:p>
          </table:table-cell>
          <table:table-cell ns41:value-type="string" table:style-name="ce32" office:value-type="string">
            <text:p>VT_1889</text:p>
          </table:table-cell>
          <table:table-cell ns41:value-type="string" table:style-name="ce38" office:value-type="string">
            <text:p>08_H5</text:p>
          </table:table-cell>
          <table:table-cell ns41:value-type="float" table:style-name="ce38" office:value="488" office:value-type="float">
            <text:p>488</text:p>
          </table:table-cell>
          <table:table-cell ns41:value-type="float" table:style-name="ce38" office:value="489" office:value-type="float">
            <text:p>489</text:p>
          </table:table-cell>
          <table:table-cell ns41:value-type="float" table:style-name="ce52" office:value="270081" office:value-type="float">
            <text:p>270081</text:p>
          </table:table-cell>
          <table:table-cell table:number-columns-repeated="975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5:17:20</dc:date>
    <meta:document-statistic meta:object-count="0" meta:cell-count="5688" meta:table-count="2"/>
    <meta:generator>ODFPY/1.3.0dev</meta:generator>
  </office:meta>
</office:document-meta>
</file>